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d9cb"/>
    </style:style>
    <style:style style:name="P2" style:family="paragraph" style:parent-style-name="Standard">
      <style:text-properties officeooo:rsid="000ad9cb" officeooo:paragraph-rsid="000ad9c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d9cb" officeooo:paragraph-rsid="000ad9cb" style:font-weight-asian="bold" style:font-weight-complex="bold"/>
    </style:style>
    <style:style style:name="P4" style:family="paragraph" style:parent-style-name="Standard">
      <style:text-properties officeooo:rsid="000ba8b2" officeooo:paragraph-rsid="000ba8b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ad9cb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ce681"/>
    </style:style>
    <style:style style:name="gr1" style:family="graphic">
      <style:graphic-properties draw:textarea-horizontal-align="justify" draw:textarea-vertical-align="middle" draw:auto-grow-height="false" fo:min-height="1.12cm" fo:min-width="0.3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639cm" fo:min-width="0.1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 normalización 1º DAW </text:p>
      <text:p text:style-name="P1">Una empresa de suministros guarda la información relativa a sus actividades en la siguiente tabla: SUMINISTROS (cod_articulo, num_unidades, descripción, cod_prov, nombre_prov, color_articulo, tamaño_articulo, tipo_pago, cod_pago, precio, zona_prov, peso, fecha_suministro, cod_zona, transporte_articulo, telefono_prov )</text:p>
      <text:p text:style-name="P1"><text:s/>Indicaciones: </text:p>
      <text:p text:style-name="P1"> La descripción se refiere al artículo. </text:p>
      <text:p text:style-name="P1"> El tipo de pago puedes ser contado, cheque o tarjeta. </text:p>
      <text:p text:style-name="P1"> El atributo transporte indica si el artículo incluye transporte por parte del proveedor, puede tomar los valores sí o no. </text:p>
      <text:p text:style-name="P1"> El tamaño es una característica del producto.</text:p>
      <text:p text:style-name="P1"> El proveedor puede tener varios teléfonos.</text:p>
      <text:p text:style-name="P1"><text:s/>Se pide hallar la clave primaria de la tabla inicial y posteriormente descomponerla hasta que la BD cumplas las 3 primeras formas normales </text:p>
      <text:p text:style-name="P1"/>
      <text:p text:style-name="P1">SUMINISTROS (<text:span text:style-name="T1">cod_articulo</text:span>, num_unidades, descripción, <text:span text:style-name="T1">cod_prov</text:span>, nombre_prov, color_articulo, tamaño_articulo, tipo_pago, cod_pago, precio, zona_prov, peso, fecha_suministro, cod_zona, transporte_articulo)</text:p>
      <text:p text:style-name="P1"/>
      <text:p text:style-name="P2"><draw:custom-shape text:anchor-type="paragraph" draw:z-index="0" draw:name="Forma 1" draw:style-name="gr2" svg:width="0.376cm" svg:height="0.729cm" svg:x="1.113cm" svg:y="0.9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TELEFONO (<text:span text:style-name="T1">cod_prov, telefono_prov)</text:span></text:p>
      <text:p text:style-name="P3"/>
      <text:p text:style-name="P3"/>
      <text:p text:style-name="P3"/>
      <text:p text:style-name="P1">SUMINISTROS (<text:span text:style-name="T1">cod_articulo</text:span>, <text:span text:style-name="T1">cod_prov</text:span>, <text:s/>tipo_pago, cod_pago, <text:span text:style-name="T4">num_unidades</text:span>, <text:span text:style-name="T1">fecha_suministro,</text:span> cod_zona, transporte_articulo<text:span text:style-name="T2">)</text:span></text:p>
      <text:p text:style-name="P1"/>
      <text:p text:style-name="P2">PROVEEDOR(<text:span text:style-name="T1">cod_prov</text:span>, nombre_prov, zona_prov)</text:p>
      <text:p text:style-name="P2"/>
      <text:p text:style-name="P2">ARTICULO(<text:span text:style-name="T1">cod_articulo</text:span>, descripción, <text:s/>tamaño_articulo, color_articulo)</text:p>
      <text:p text:style-name="P1"/>
      <text:p text:style-name="P2"><draw:custom-shape text:anchor-type="paragraph" draw:z-index="1" draw:name="Forma 2" draw:style-name="gr1" svg:width="0.706cm" svg:height="1.28cm" svg:x="0.848cm" svg:y="0.8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TELEFONO (<text:span text:style-name="T1">cod_prov, telefono_prov)</text:span></text:p>
      <text:p text:style-name="P3"/>
      <text:p text:style-name="P3"/>
      <text:p text:style-name="P3"/>
      <text:p text:style-name="P3"/>
      <text:p text:style-name="P1">SUMINISTROS (<text:span text:style-name="T1">cod_articulo</text:span>, <text:span text:style-name="T1">cod_prov</text:span>, cod_pago, precio, <text:s/><text:span text:style-name="T4">num_unidades</text:span>, <text:span text:style-name="T1">fecha_suministro</text:span>, cod_zona, transporte_articulo<text:span text:style-name="T2">)</text:span></text:p>
      <text:p text:style-name="P1"/>
      <text:p text:style-name="P4">PAGO (<text:span text:style-name="T1">cod_pago,</text:span><text:span text:style-name="T3"> tipo_pago)</text:span></text:p>
      <text:p text:style-name="P1"/>
      <text:p text:style-name="P2">PROVEEDOR(<text:span text:style-name="T1">cod_prov</text:span>, nombre_prov, zona_prov)</text:p>
      <text:p text:style-name="P2"/>
      <text:p text:style-name="P2">ARTICULO(<text:span text:style-name="T1">cod_articulo</text:span>, <text:span text:style-name="T4">peso</text:span>, descripción, <text:s/>tamaño_articulo, color_articulo)</text:p>
      <text:p text:style-name="P1"/>
      <text:p text:style-name="P2">TELEFONO (<text:span text:style-name="T1">cod_prov, telefono_prov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08:34:05.697000000</meta:creation-date>
    <dc:date>2023-11-14T09:47:39.566000000</dc:date>
    <meta:editing-duration>PT2H2M56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0" meta:word-count="177" meta:character-count="1620" meta:non-whitespace-character-count="1451"/>
  </office:meta>
</office:document-meta>
</file>